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996381" text:style-name="L1">
        <text:list-item>
          <text:p text:style-name="P1">είσαι στο φάκελο db-aviation</text:p>
        </text:list-item>
        <text:list-item>
          <text:p text:style-name="P1">git pull <text:s/>(ανανεώνεις όλα τα αρχεία σου)</text:p>
        </text:list-item>
        <text:list-item>
          <text:p text:style-name="P1">git add . (αν θες να προσθέσεις καινούριο αρχείο)</text:p>
        </text:list-item>
        <text:list-item>
          <text:p text:style-name="P1">git commit -am “something” <text:s/>(ενημερώνεις τι έκανες)</text:p>
        </text:list-item>
        <text:list-item>
          <text:p text:style-name="P1">git push <text:s/>(το βάζεις πάνω)</text:p>
        </text:list-item>
        <text:list-item>
          <text:p text:style-name="P1">git -rm <text:s text:c="2"/>onoma_arxeio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ia </meta:initial-creator>
    <meta:creation-date>2012-02-04T19:36:17</meta:creation-date>
    <meta:generator>LibreOffice/3.3$Unix LibreOffice_project/330m19$Build-401</meta:generator>
    <dc:date>2012-02-04T19:39:34</dc:date>
    <dc:creator>Valia </dc:creator>
    <meta:editing-duration>PT3M17S</meta:editing-duration>
    <meta:editing-cycles>2</meta:editing-cycles>
    <meta:document-statistic meta:table-count="0" meta:image-count="0" meta:object-count="0" meta:page-count="1" meta:paragraph-count="6" meta:word-count="41" meta:character-count="229"/>
  </office:meta>
</office:document-meta>
</file>